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text-properties officeooo:paragraph-rsid="001b69bf"/>
    </style:style>
    <style:style style:name="P3" style:family="paragraph" style:parent-style-name="Standard">
      <style:paragraph-properties fo:line-height="100%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Times New Roman" fo:font-size="12pt" fo:font-style="italic" fo:font-weight="bold" officeooo:paragraph-rsid="001b69bf" style:font-size-asian="12pt" style:font-style-asian="italic" style:font-weight-asian="bold" style:font-size-complex="12pt" style:font-style-complex="italic" style:font-weight-complex="bold"/>
    </style:style>
    <style:style style:name="P5" style:family="paragraph" style:parent-style-name="Standard">
      <style:paragraph-properties fo:line-height="100%"/>
      <style:text-properties fo:font-size="14pt" fo:font-weight="bold" officeooo:paragraph-rsid="001b886a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3pt" fo:font-weight="bold" officeooo:paragraph-rsid="001b69bf" style:font-size-asian="13pt" style:font-weight-asian="bold" style:font-size-complex="13pt" style:font-weight-complex="bold"/>
    </style:style>
    <style:style style:name="P7" style:family="paragraph" style:parent-style-name="Standard">
      <style:paragraph-properties fo:line-height="100%"/>
      <style:text-properties fo:font-size="12pt" officeooo:paragraph-rsid="001b69bf" style:font-size-asian="12pt" style:font-size-complex="12pt"/>
    </style:style>
    <style:style style:name="P8" style:family="paragraph" style:parent-style-name="Standard">
      <style:text-properties fo:font-size="11pt" fo:font-style="italic" officeooo:paragraph-rsid="001b69bf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line-height="100%"/>
      <style:text-properties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line-height="100%"/>
      <style:text-properties fo:font-size="11pt" fo:font-weight="bold" officeooo:paragraph-rsid="001b886a" style:font-size-asian="11pt" style:font-weight-asian="bold" style:font-size-complex="11pt" style:font-weight-complex="bold"/>
    </style:style>
    <style:style style:name="P11" style:family="paragraph" style:parent-style-name="Standard">
      <style:paragraph-properties fo:line-height="100%"/>
      <style:text-properties officeooo:paragraph-rsid="001b69bf"/>
    </style:style>
    <style:style style:name="P12" style:family="paragraph" style:parent-style-name="Standard">
      <style:paragraph-properties fo:break-before="column"/>
      <style:text-properties fo:font-size="13pt" fo:font-weight="bold" officeooo:paragraph-rsid="001b69bf" style:font-size-asian="13pt" style:font-weight-asian="bold" style:font-size-complex="13pt" style:font-weight-complex="bold"/>
    </style:style>
    <style:style style:name="P13" style:family="paragraph" style:parent-style-name="Standard" style:master-page-name="">
      <loext:graphic-properties draw:fill="none"/>
      <style:paragraph-properties fo:margin-left="1.251cm" fo:margin-right="0cm" fo:line-height="100%" fo:text-align="justify" style:justify-single-word="false" fo:text-indent="-1.401cm" style:auto-text-indent="false" style:page-number="auto" fo:background-color="transparent"/>
      <style:text-properties fo:font-size="13pt" style:font-size-asian="13pt" style:font-size-complex="13pt"/>
    </style:style>
    <style:style style:name="P14" style:family="paragraph" style:parent-style-name="Standard" style:list-style-name="kolumny1">
      <style:paragraph-properties fo:line-height="100%"/>
    </style:style>
    <style:style style:name="P1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</style:style>
    <style:style style:name="P16" style:family="paragraph" style:parent-style-name="kolumny1" style:list-style-name="kolumny1">
      <style:paragraph-properties fo:line-height="100%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4">Temat:</text:span> Zadania poezji i role poety. Zinterpretuj i porównaj podane teksty Czesława Miłosza i Ernesta Brylla, uwzględniając wybrane konteksty literackie oraz ukształtowanie artystyczne obu tekstów.</text:p>
      <text:p text:style-name="Standard"/>
      <text:section text:style-name="Sect1" text:name="Sekcja1">
        <text:p text:style-name="P6">Czesław Miłosz (1911-2004)</text:p>
        <text:p text:style-name="P2"/>
        <text:p text:style-name="P4">Który skrzywdziłeś</text:p>
        <text:p text:style-name="P2"/>
        <text:p text:style-name="P7">Który skrzywdziłeś człowieka prostego</text:p>
        <text:p text:style-name="P7">Śmiechem nad krzywdą jego wybuchając,</text:p>
        <text:p text:style-name="P7">Gromadę błaznów koło siebie mając</text:p>
        <text:p text:style-name="P7">Na pomieszanie dobrego i złego,</text:p>
        <text:p text:style-name="P7">Choćby przed tobą wszyscy się skłonili</text:p>
        <text:p text:style-name="P7">Cnotę i mądrość tobie przypisując,</text:p>
        <text:p text:style-name="P7">Złote medale na twoją cześć kując,</text:p>
        <text:p text:style-name="P7">Radzi że jeszcze jeden dzień przeżyli,</text:p>
        <text:p text:style-name="P7"/>
        <text:p text:style-name="P7">Nie bądź bezpieczny. Poeta pamięta</text:p>
        <text:p text:style-name="P7">Możesz go zabić - narodzi się nowy.</text:p>
        <text:p text:style-name="P7">Spisane będą czyny i rozmowy.</text:p>
        <text:p text:style-name="P7"/>
        <text:p text:style-name="P7">Lepszy dla ciebie byłby świt zimowy</text:p>
        <text:p text:style-name="P7">I sznur i gałąź pod ciężarem zgięta.</text:p>
        <text:p text:style-name="P2"/>
        <text:p text:style-name="P8">Washington D.C., 1950 (Światło dzienne, 1953)</text:p>
        <text:p text:style-name="P2"/>
        <text:p text:style-name="P2"/>
        <text:p text:style-name="P12">Ernest Bryll (ur. 1935)</text:p>
        <text:p text:style-name="P2"/>
        <text:p text:style-name="P4">Ten, który…</text:p>
        <text:p text:style-name="P2"/>
        <text:p text:style-name="P7">Ten, który skrzywdził człowieka prostego</text:p>
        <text:p text:style-name="P7">Wynajdzie rymopisów, co wszystko wymażą</text:p>
        <text:p text:style-name="P7">i historyka w dowodach zręcznego</text:p>
        <text:p text:style-name="P7">Który wyrzeźbi dzieje z tak dostojną twarzą</text:p>
        <text:p text:style-name="P7">Jak nigdy w dziejach nie bywało.</text:p>
        <text:p text:style-name="P7">Ten, który zbrodnię czynił - byle wszystko cało</text:p>
        <text:p text:style-name="P7">Znajdzie w ciemności wieków swoją sprawiedliwość</text:p>
        <text:p text:style-name="P7">Chociaż siał burze, słodkie zbierze ziarno.</text:p>
        <text:p text:style-name="P7"/>
        <text:p text:style-name="P7">Takie jest doświadczenie. A my byśmy chcieli</text:p>
        <text:p text:style-name="P7">Aby się słowa poety lękano</text:p>
        <text:p text:style-name="P7">By imperatorowie w pomiętej pościeli</text:p>
        <text:p text:style-name="P7">Pocili się, myśleli - co o nich pisano</text:p>
        <text:p text:style-name="P7"/>
        <text:p text:style-name="P7">Takie jest doświadczenie, które zawsze znano</text:p>
        <text:p text:style-name="P7">I zawsze przeciw głupi poeci lecieli.</text:p>
        <text:p text:style-name="P11"/>
        <text:p text:style-name="P8">Zwierzątko, 1975</text:p>
      </text:section>
      <text:p text:style-name="Standard"/>
      <text:p text:style-name="P15"><text:span text:style-name="T4">I. Rozwinięcie tematu (22 pkt)</text:span></text:p>
      <text:p text:style-name="Standard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">Miłosz, <text:span text:style-name="T1">Który skrzywdziłeś</text:span></text:p>
          </table:table-cell>
          <table:table-cell table:style-name="Tabela1.B1" office:value-type="string">
            <text:p text:style-name="P5"><text:span text:style-name="T2">Bryll,</text:span> <text:span text:style-name="T3">Ten, który…</text:span></text:p>
          </table:table-cell>
        </table:table-row>
        <table:table-row>
          <table:table-cell table:style-name="Tabela1.A2" table:number-columns-spanned="2" office:value-type="string">
            <text:p text:style-name="P9">Kreacja podmiotu lirycznego</text:p>
          </table:table-cell>
          <table:covered-table-cell/>
        </table:table-row>
        <table:table-row>
          <table:table-cell table:style-name="Tabela1.A7" office:value-type="string">
            <text:list xml:id="list3991068583" text:style-name="kolumny1">
              <text:list-item>
                <text:p text:style-name="P14">pewny własnej wartości roli poeta;</text:p>
              </text:list-item>
              <text:list-item>
                <text:p text:style-name="P14">obserwator i krytyk piętnujący zło;</text:p>
              </text:list-item>
              <text:list-item>
                <text:p text:style-name="P16">osoba zaangażowana;</text:p>
              </text:list-item>
            </text:list>
          </table:table-cell>
          <table:table-cell table:style-name="Tabela1.B7" office:value-type="string">
            <text:list xml:id="list181602947641132" text:continue-numbering="true" text:style-name="kolumny1">
              <text:list-item>
                <text:p text:style-name="P16">racjonalista odrzucający idealizowanie rzeczywistości;</text:p>
              </text:list-item>
              <text:list-item>
                <text:p text:style-name="P16">ironiczny, sarkastyczny krytyk;</text:p>
              </text:list-item>
              <text:list-item>
                <text:p text:style-name="P16">osoba zachowująca dystans;</text:p>
              </text:list-item>
            </text:list>
          </table:table-cell>
        </table:table-row>
        <table:table-row>
          <table:table-cell table:style-name="Tabela1.A2" table:number-columns-spanned="2" office:value-type="string">
            <text:p text:style-name="P9">Adresat lir­czny</text:p>
          </table:table-cell>
          <table:covered-table-cell/>
        </table:table-row>
        <table:table-row>
          <table:table-cell table:style-name="Tabela1.A7" office:value-type="string">
            <text:list xml:id="list181603356398889" text:continue-numbering="true" text:style-name="kolumny1">
              <text:list-item>
                <text:p text:style-name="P16">człowiek lekceważący człowieka i normy moralne;</text:p>
              </text:list-item>
              <text:list-item>
                <text:p text:style-name="P16">tyran, zadufany w sobie, pyszny i dumny władca;</text:p>
              </text:list-item>
            </text:list>
          </table:table-cell>
          <table:table-cell table:style-name="Tabela1.B7" office:value-type="string">
            <text:list xml:id="list181602610516128" text:continue-numbering="true" text:style-name="kolumny1">
              <text:list-item>
                <text:p text:style-name="P16">retoryczne "my", czyli "wy" – podm. zdystansowany!</text:p>
              </text:list-item>
              <text:list-item>
                <text:p text:style-name="P16">ludzie naiwni, wierzący w ideały i sprawiedliwość;</text:p>
              </text:list-item>
            </text:list>
          </table:table-cell>
        </table:table-row>
        <table:table-row>
          <table:table-cell table:style-name="Tabela1.A6" table:number-columns-spanned="2" office:value-type="string">
            <text:p text:style-name="P10">Władca i społeczeństwo</text:p>
          </table:table-cell>
          <table:covered-table-cell/>
        </table:table-row>
        <table:table-row>
          <table:table-cell table:style-name="Tabela1.A7" office:value-type="string">
            <text:list xml:id="list181602039551610" text:continue-numbering="true" text:style-name="kolumny1">
              <text:list-item>
                <text:p text:style-name="P16">spersonalizowany (2 os. lp.) - wzmocnienie groźby;</text:p>
              </text:list-item>
              <text:list-item>
                <text:p text:style-name="P16">strachem podporządkowuje sobie innych;</text:p>
              </text:list-item>
              <text:list-item>
                <text:p text:style-name="P16">poddańczo wychwalany i idealizowany;</text:p>
              </text:list-item>
            </text:list>
          </table:table-cell>
          <table:table-cell table:style-name="Tabela1.B7" office:value-type="string">
            <text:list xml:id="list181602235281848" text:continue-numbering="true" text:style-name="kolumny1">
              <text:list-item>
                <text:p text:style-name="P16">uprzedmiotowiony (3 os.) - niedosięgły; cyniczny i szyderczy manipulator; gardzi człowiekiem i prawdą;</text:p>
              </text:list-item>
              <text:list-item>
                <text:p text:style-name="P16">żąda poklasku, w praktyce triumfuje; pociąga za sobą ludzi (atrakcyjność zła);</text:p>
              </text:list-item>
            </text:list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kolumny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kolumny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5cm" fo:text-indent="-1.169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Kolumny, sekcje i tabel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09:58:07.478450926</meta:creation-date>
    <dc:date>2017-11-12T18:15:34.843000000</dc:date>
    <meta:editing-duration>PT14M45S</meta:editing-duration>
    <meta:editing-cycles>7</meta:editing-cycles>
    <meta:generator>LibreOffice/5.4.2.2$Windows_x86 LibreOffice_project/22b09f6418e8c2d508a9eaf86b2399209b0990f4</meta:generator>
    <meta:document-statistic meta:table-count="1" meta:image-count="0" meta:object-count="0" meta:page-count="2" meta:paragraph-count="56" meta:word-count="327" meta:character-count="2210" meta:non-whitespace-character-count="1953"/>
  </office:meta>
</office:document-meta>
</file>